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 style:list-style-name="WWNum1">
      <style:paragraph-properties fo:margin-left="0.4165in" fo:margin-right="0in" fo:margin-top="0in" fo:margin-bottom="0in" loext:contextual-spacing="true" fo:text-indent="-0.25in" style:auto-text-indent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ak Elote Burritos</text:p>
      <text:p text:style-name="P2"/>
      <text:list xml:id="list488011725015763263" text:style-name="WWNum1">
        <text:list-item>
          <text:p text:style-name="P4">½ cup mayo</text:p>
        </text:list-item>
        <text:list-item>
          <text:p text:style-name="P4">Basic BBQ Spices</text:p>
        </text:list-item>
        <text:list-item>
          <text:p text:style-name="P4">1 stick butter, room temperature</text:p>
        </text:list-item>
        <text:list-item>
          <text:p text:style-name="P4">½ cup Parmesan cheese, grated</text:p>
        </text:list-item>
      </text:list>
      <text:p text:style-name="P3"/>
      <text:p text:style-name="P3">Mix mayo, spices, butter, and parmesan.</text:p>
      <text:p text:style-name="P3"/>
      <text:list xml:id="list203335747583960" text:continue-numbering="true" text:style-name="WWNum1">
        <text:list-item>
          <text:p text:style-name="P4">Corn, one bag frozen</text:p>
        </text:list-item>
        <text:list-item>
          <text:p text:style-name="P4">1/2 white onion, sliced, slices quartered</text:p>
        </text:list-item>
        <text:list-item>
          <text:p text:style-name="P4">1/4 cup fresh cilantro, chopped</text:p>
        </text:list-item>
      </text:list>
      <text:p text:style-name="P3"/>
      <text:p text:style-name="P3">Add mayo mixture to the corn, onion, and cilantro.</text:p>
      <text:p text:style-name="P3"/>
      <text:list xml:id="list203334175013351" text:continue-numbering="true" text:style-name="WWNum1">
        <text:list-item>
          <text:p text:style-name="P4">Steak (see Arrachera recipe)</text:p>
        </text:list-item>
      </text:list>
      <text:p text:style-name="P3"/>
      <text:p text:style-name="P3">Grill steak and then chop. Add to the corn mixture and wrap in a tortilla.</text:p>
      <text:p text:style-name="P3"/>
      <text:list xml:id="list203334332934227" text:continue-numbering="true" text:style-name="WWNum1">
        <text:list-item>
          <text:p text:style-name="P4">Tortillas (12”, if availabl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true" fo:line-height="100%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true" fo:line-height="100%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true" fo:line-height="100%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true" fo:line-height="100%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true" fo:line-height="100%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true" fo:line-height="100%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4-17T20:33:34.089785408</dc:date>
    <meta:editing-duration>PT13S</meta:editing-duration>
    <meta:editing-cycles>1</meta:editing-cycles>
    <meta:document-statistic meta:table-count="0" meta:image-count="0" meta:object-count="0" meta:page-count="1" meta:paragraph-count="13" meta:word-count="81" meta:character-count="428" meta:non-whitespace-character-count="369"/>
  </office:meta>
</office:document-meta>
</file>